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hilanka" svg:font-family="Chilanka" style:font-pitch="variable"/>
    <style:font-face style:name="Chilanka1" svg:font-family="Chilank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ilanka" fo:font-size="16pt" style:text-underline-style="solid" style:text-underline-width="auto" style:text-underline-color="font-color" fo:font-weight="bold" officeooo:rsid="001864da" officeooo:paragraph-rsid="001864d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hilanka" fo:font-size="16pt" style:text-underline-style="solid" style:text-underline-width="auto" style:text-underline-color="font-color" fo:font-weight="normal" officeooo:rsid="001864da" officeooo:paragraph-rsid="001864d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hilanka" fo:font-size="12pt" style:text-underline-style="none" fo:font-weight="normal" officeooo:rsid="001864da" officeooo:paragraph-rsid="001864d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hilanka" fo:font-size="12pt" style:text-underline-style="none" fo:font-weight="normal" officeooo:rsid="001864da" officeooo:paragraph-rsid="001864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hilanka" fo:font-size="12pt" style:text-underline-style="none" fo:font-weight="normal" officeooo:rsid="001864da" officeooo:paragraph-rsid="0018abc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hilanka" fo:font-size="12pt" style:text-underline-style="none" fo:font-weight="normal" officeooo:rsid="0018abcf" officeooo:paragraph-rsid="0018abc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8abcf"/>
    </style:style>
    <style:style style:name="P8" style:family="paragraph" style:parent-style-name="Text_20_body">
      <style:paragraph-properties fo:text-align="justify" style:justify-single-word="false"/>
      <style:text-properties officeooo:paragraph-rsid="0018abcf"/>
    </style:style>
    <style:style style:name="T1" style:family="text">
      <style:text-properties style:font-name="Chilanka" fo:font-size="16pt" style:text-underline-style="solid" style:text-underline-width="auto" style:text-underline-color="font-color" fo:font-weight="normal" officeooo:rsid="0018abcf" style:font-size-asian="16pt" style:font-weight-asian="normal" style:font-size-complex="16pt" style:font-weight-complex="normal"/>
    </style:style>
    <style:style style:name="T2" style:family="text">
      <style:text-properties style:font-name="Chilanka" fo:font-size="12pt" style:text-underline-style="none" fo:font-weight="normal" officeooo:rsid="001864da" style:font-size-asian="10.5pt" style:font-weight-asian="normal" style:font-size-complex="12pt" style:font-weight-complex="normal"/>
    </style:style>
    <style:style style:name="T3" style:family="text">
      <style:text-properties style:font-name="Chilanka" fo:font-size="12pt" fo:font-weight="normal" officeooo:rsid="001864da" style:font-size-asian="10.5pt" style:font-weight-asian="normal" style:font-size-complex="12pt" style:font-weight-complex="normal"/>
    </style:style>
    <style:style style:name="T4" style:family="text">
      <style:text-properties style:font-name="Chilanka" fo:font-size="12pt" style:text-underline-style="solid" style:text-underline-width="auto" style:text-underline-color="font-color" fo:font-weight="normal" officeooo:rsid="001864da" style:font-size-asian="10.5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A MULTIMEDIA SERVER WITH A RASPBERRY PI</text:p>
      <text:p text:style-name="P1"/>
      <text:p text:style-name="P2">Summary :</text:p>
      <text:p text:style-name="P3">OSMC</text:p>
      <text:p text:style-name="P3">Step 1</text:p>
      <text:p text:style-name="P3">Step 2</text:p>
      <text:p text:style-name="P3">Step 3</text:p>
      <text:p text:style-name="P3">Configuration</text:p>
      <text:p text:style-name="P3"/>
      <text:p text:style-name="P7"><text:span text:style-name="T1">Necessary material :</text:span></text:p>
      <text:p text:style-name="P6">A Raspbery PI with his alimentation</text:p>
      <text:p text:style-name="P6">A SD Card of 8Go mimimum</text:p>
      <text:p text:style-name="P5">A case to protect your Pi</text:p>
      <text:p text:style-name="P6">A HDMI cable</text:p>
      <text:p text:style-name="P5"/>
      <text:p text:style-name="P2">OSMC :</text:p>
      <text:p text:style-name="P4"/>
      <text:p text:style-name="P4"/>
      <text:p text:style-name="P2">Step 1 :</text:p>
      <text:p text:style-name="P4"/>
      <text:p text:style-name="P4"/>
      <text:p text:style-name="P2">Step 2 :</text:p>
      <text:p text:style-name="P4"/>
      <text:p text:style-name="P4"/>
      <text:p text:style-name="P2">Step 3 :</text:p>
      <text:p text:style-name="P4"/>
      <text:p text:style-name="P4"/>
      <text:p text:style-name="P2">Configuration 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hilanka" svg:font-family="Chilanka" style:font-pitch="variable"/>
    <style:font-face style:name="Chilanka1" svg:font-family="Chilank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1T13:35:26.349534111</meta:creation-date>
    <meta:generator>LibreOffice/7.0.6.2$Linux_X86_64 LibreOffice_project/00$Build-2</meta:generator>
    <dc:date>2021-10-18T13:51:18.490281504</dc:date>
    <meta:editing-duration>PT32M24S</meta:editing-duration>
    <meta:editing-cycles>2</meta:editing-cycles>
    <meta:document-statistic meta:table-count="0" meta:image-count="0" meta:object-count="0" meta:page-count="1" meta:paragraph-count="17" meta:word-count="55" meta:character-count="252" meta:non-whitespace-character-count="214"/>
  </office:meta>
</office:document-meta>
</file>